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P8" style:parent-style-name="Párrafodelista" style:list-style-name="LFO3" style:family="paragraph"/>
    <style:style style:name="P9" style:parent-style-name="Párrafodelista" style:list-style-name="LFO3" style:family="paragraph"/>
    <style:style style:name="P10" style:parent-style-name="Normal" style:list-style-name="LFO2" style:family="paragraph"/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list-style-name="LFO2" style:family="paragraph"/>
    <style:style style:name="P13" style:parent-style-name="Normal" style:family="paragraph">
      <style:paragraph-properties fo:margin-left="0.5in">
        <style:tab-stops/>
      </style:paragraph-properties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4" style:family="paragraph"/>
    <style:style style:name="P17" style:parent-style-name="Normal" style:list-style-name="LFO4" style:family="paragraph"/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P21" style:parent-style-name="Normal" style:list-style-name="LFO4" style:family="paragraph"/>
    <style:style style:name="P22" style:parent-style-name="Normal" style:family="paragraph">
      <style:paragraph-properties fo:margin-left="0.5in">
        <style:tab-stops/>
      </style:paragraph-properties>
    </style:style>
    <style:style style:name="P23" style:parent-style-name="Normal" style:family="paragraph">
      <style:paragraph-properties fo:margin-left="0.5in">
        <style:tab-stops/>
      </style:paragraph-properties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P25" style:parent-style-name="Normal" style:family="paragraph">
      <style:paragraph-properties fo:margin-left="0.5in">
        <style:tab-stops/>
      </style:paragraph-properties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5" style:family="paragraph"/>
    <style:style style:name="P31" style:parent-style-name="Normal" style:family="paragraph">
      <style:paragraph-properties fo:margin-left="0.5in">
        <style:tab-stops/>
      </style:paragraph-properties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P33" style:parent-style-name="Normal" style:list-style-name="LFO5" style:family="paragraph"/>
    <style:style style:name="P34" style:parent-style-name="Normal" style:list-style-name="LFO5" style:family="paragraph"/>
    <style:style style:name="P35" style:parent-style-name="Párrafodelista" style:list-style-name="LFO8" style:family="paragraph"/>
    <style:style style:name="P36" style:parent-style-name="Párrafodelista" style:list-style-name="LFO8" style:family="paragraph"/>
    <style:style style:name="P37" style:parent-style-name="Párrafodelista" style:list-style-name="LFO8" style:family="paragraph"/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6" style:family="paragraph"/>
    <style:style style:name="P41" style:parent-style-name="Normal" style:family="paragraph">
      <style:paragraph-properties fo:margin-left="0.5in">
        <style:tab-stops/>
      </style:paragraph-properties>
    </style:style>
    <style:style style:name="P42" style:parent-style-name="Normal" style:family="paragraph">
      <style:paragraph-properties fo:margin-left="0.5in">
        <style:tab-stops/>
      </style:paragraph-properties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P44" style:parent-style-name="Normal" style:list-style-name="LFO6" style:family="paragraph"/>
    <style:style style:name="P45" style:parent-style-name="Normal" style:family="paragraph">
      <style:paragraph-properties fo:margin-left="0.5in">
        <style:tab-stops/>
      </style:paragraph-properties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7" style:family="paragraph"/>
    <style:style style:name="P49" style:parent-style-name="Normal" style:list-style-name="LFO7" style:family="paragraph"/>
    <style:style style:name="P50" style:parent-style-name="Normal" style:family="paragraph">
      <style:paragraph-properties fo:margin-left="0.5in">
        <style:tab-stops/>
      </style:paragraph-properties>
    </style:style>
    <style:style style:name="P51" style:parent-style-name="Normal" style:family="paragraph">
      <style:paragraph-properties fo:margin-left="0.5in">
        <style:tab-stops/>
      </style:paragraph-properties>
    </style:style>
    <style:style style:name="P52" style:parent-style-name="Normal" style:list-style-name="LFO7" style:family="paragraph"/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aso de uso</text:p>
      <text:p text:style-name="Normal">Eres el responsable de IT de un instituto. En una semana han pasado estas tres cosas:</text:p>
      <text:list text:style-name="LFO1" text:continue-numbering="true">
        <text:list-item>
          <text:p text:style-name="P2">Alumnado y visitantes se conectan a una Wi-Fi llamada IES_GUEST. De repente aparece otra red muy parecida llamada IES_GUEST_FREE y varias personas dicen que les han robado la contraseña de Instagram después de conectarse.</text:p>
        </text:list-item>
        <text:list-item>
          <text:p text:style-name="P3">Un profesor recibe un PDF “firmado” con una solicitud importante. Al abrirlo, el visor muestra que la firma no es válida. El profesor dice que alguien lo ha modificado.</text:p>
        </text:list-item>
        <text:list-item>
          <text:p text:style-name="P4">El técnico nuevo activó WPS en el router “para ir más rápido” y dejó la misma contraseña en todas las redes.</text:p>
        </text:list-item>
      </text:list>
      <text:p text:style-name="Normal">Tu trabajo es analizar qué ha pasado y proponer medidas de seguridad activa.</text:p>
      <text:p text:style-name="P5"/>
      <text:p text:style-name="P6"> </text:p>
      <text:p text:style-name="Normal">Responde con frases cortas y claras.</text:p>
      <text:list text:style-name="LFO2" text:continue-numbering="true">
        <text:list-item>
          <text:p text:style-name="P7">Escribe dos posibles causas del problema de la Wi-Fi y justifica cada una con una frase.</text:p>
        </text:list-item>
      </text:list>
      <text:list text:style-name="LFO3" text:continue-numbering="true">
        <text:list-item>
          <text:p text:style-name="P8">Evil Twin: ya que ha creado una red Wi-Fi falsa.</text:p>
        </text:list-item>
        <text:list-item>
          <text:p text:style-name="P9">Sniffing: ya que le han robado datos en este caso la contraseña.</text:p>
        </text:list-item>
      </text:list>
      <text:list text:style-name="LFO2" text:continue-numbering="true">
        <text:list-item>
          <text:p text:style-name="P10">Explica qué significa que una firma digital sea inválida.</text:p>
        </text:list-item>
      </text:list>
      <text:p text:style-name="P11">Lo que significa es que la firma no coincide con la real/correcta.</text:p>
      <text:list text:style-name="LFO2" text:continue-numbering="true">
        <text:list-item>
          <text:p text:style-name="P12">Explica por qué activar WPS puede ser una mala idea.</text:p>
        </text:list-item>
      </text:list>
      <text:p text:style-name="P13">Puede ser una mala idea porque puede ser inútil en caso de un ataque de fuerza bruta.</text:p>
      <text:p text:style-name="P14"/>
      <text:p text:style-name="P15">A Wi-Fi y robo de cuentas</text:p>
      <text:list text:style-name="LFO4" text:continue-numbering="true">
        <text:list-item>
          <text:p text:style-name="P16">Elige la amenaza principal que encaja mejor con el caso y explica por qué. Debes escoger una.<text:line-break/>La que encaja mejor es la Evil Twin ya que crea una red falsa con un nombre similar<text:s/></text:p>
        </text:list-item>
        <text:list-item>
          <text:p text:style-name="P17">Escribe tres señales que te harían sospechar que es un Evil Twin.</text:p>
        </text:list-item>
      </text:list>
      <text:soft-page-break/>
      <text:p text:style-name="P18">Dos redes con el nombre igual o similar</text:p>
      <text:p text:style-name="P19">La red te pide poner la contraseña otra vez</text:p>
      <text:p text:style-name="P20">Se pueden producir desconexiones<text:s/></text:p>
      <text:list text:style-name="LFO4" text:continue-numbering="true">
        <text:list-item>
          <text:p text:style-name="P21">Propón cuatro medidas concretas para proteger la Wi-Fi del instituto. Deben ser acciones técnicas, no consejos generales.</text:p>
        </text:list-item>
      </text:list>
      <text:p text:style-name="P22">Usar WPA3.</text:p>
      <text:p text:style-name="P23">Desactivar WPS.</text:p>
      <text:p text:style-name="P24">Crear redes separadas para los invitados a parte.<text:s/></text:p>
      <text:p text:style-name="P25">Cambiar la contraseña predeterminada del router.</text:p>
      <text:p text:style-name="P26"/>
      <text:p text:style-name="P27"/>
      <text:p text:style-name="P28"/>
      <text:p text:style-name="P29">B Firma digital y certificado</text:p>
      <text:list text:style-name="LFO5" text:continue-numbering="true">
        <text:list-item>
          <text:p text:style-name="P30">Escribe la diferencia entre certificado digital y firma digital en dos líneas.</text:p>
        </text:list-item>
      </text:list>
      <text:p text:style-name="P31">El certificado digital es un documento electrónico que vincula una identidad con una clave publica<text:s/></text:p>
      <text:p text:style-name="P32">La firma digital es el que garantiza la autenticidad y la integridad<text:s/></text:p>
      <text:list text:style-name="LFO5" text:continue-numbering="true">
        <text:list-item>
          <text:p text:style-name="P33">Dibuja el proceso de firma digital con flechas en este orden:<text:line-break/>Documento<text:line-break/>Hash<text:line-break/>Firma con clave privada<text:line-break/>Verificación con clave pública<text:line-break/>Comparación de hash</text:p>
        </text:list-item>
        <text:list-item>
          <text:p text:style-name="P34">Escribe qué tres garantías aporta una firma digital bien hecha.</text:p>
        </text:list-item>
      </text:list>
      <text:list text:style-name="LFO8" text:continue-numbering="true">
        <text:list-item>
          <text:p text:style-name="P35">Autenticidad<text:s/></text:p>
        </text:list-item>
        <text:list-item>
          <text:p text:style-name="P36">Integridad</text:p>
        </text:list-item>
        <text:list-item>
          <text:p text:style-name="P37">No repudio</text:p>
        </text:list-item>
      </text:list>
      <text:p text:style-name="P38"/>
      <text:p text:style-name="P39">C Identificación y MFA</text:p>
      <text:list text:style-name="LFO6" text:continue-numbering="true">
        <text:list-item>
          <text:p text:style-name="P40">Escribe los tres tipos de factores de autenticación y pon un ejemplo de cada uno.</text:p>
        </text:list-item>
      </text:list>
      <text:soft-page-break/>
      <text:p text:style-name="P41">Quelcom que saps: Contraseñas, PINs, preguntas de seguridad</text:p>
      <text:p text:style-name="P42">Quelcom que tens: Token de seguridad, tarjeta criptográfica<text:s/></text:p>
      <text:p text:style-name="P43">Quelcomque ets: Imprenta dactilar, reconocimiento facial <text:s/></text:p>
      <text:list text:style-name="LFO6" text:continue-numbering="true">
        <text:list-item>
          <text:p text:style-name="P44">Explica por qué MFA reduce el<text:s/>riesgo,<text:s/>aunque roben una contraseña.</text:p>
        </text:list-item>
      </text:list>
      <text:p text:style-name="P45">Reduce el riesgo<text:s/>ya que combina dos o mas de los factores.<text:s/></text:p>
      <text:p text:style-name="P46">Parte 3 Diseño de solución </text:p>
      <text:p text:style-name="P47">Plan de acción para el instituto</text:p>
      <text:p text:style-name="Normal">Escribe un plan con tres apartados. Cada apartado debe tener al menos cinco puntos.</text:p>
      <text:list text:style-name="LFO7" text:continue-numbering="true">
        <text:list-item>
          <text:p text:style-name="P48">Configuración final de Wi-Fi<text:line-break/>Qué protocolo usarías<text:line-break/>Qué harías con WPS<text:line-break/>Cómo separarías red de profes, alumnado y invitados<text:line-break/>Qué contraseña pondrías y cómo debe ser<text:line-break/>Qué revisarías cada semana</text:p>
        </text:list-item>
        <text:list-item>
          <text:p text:style-name="P49">Gestión de firmas y certificados<text:line-break/>Cómo se debe firmar un PDF correctamente<text:line-break/>Cómo se comprueba una firma<text:line-break/>Cómo se protege la clave privada<text:line-break/>Qué hacer si se sospecha que se ha robado una clave privada<text:line-break/>Qué medidas pondrías para que no vuelva a ocurrir</text:p>
        </text:list-item>
      </text:list>
      <text:p text:style-name="P50"/>
      <text:p text:style-name="P51"/>
      <text:list text:style-name="LFO7" text:continue-numbering="true">
        <text:list-item>
          <text:p text:style-name="P52">Política de autenticación<text:line-break/>Requisitos de contraseña<text:line-break/>Dónde obligarías MFA<text:line-break/>Qué hacer con cuentas compartidas<text:line-break/>Cómo actuar ante intentos de login fallidos<text:line-break/>Qué harías si hay phishing</text:p>
        </text:list-item>
      </text:list>
      <text:p text:style-name="P53"/>
      <text:p text:style-name="P54"/>
      <text:p text:style-name="P55">Parte 4 </text:p>
      <text:soft-page-break/>
      <text:p text:style-name="Normal">Escribe tres frases finales<text:line-break/>Qué amenaza fue la más probable en el caso<text:line-break/>Qué medida es la más importante para evitarlo</text:p>
      <text:p text:style-name="Normal">Qué concepto te ha costado más y por qué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l Codina Coca</meta:initial-creator>
    <dc:creator>Pol Codina Coca</dc:creator>
    <meta:creation-date>2026-02-06T08:10:00Z</meta:creation-date>
    <dc:date>2026-02-11T09:53:00Z</dc:date>
    <meta:template xlink:href="Normal.dotm" xlink:type="simple"/>
    <meta:editing-cycles>5</meta:editing-cycles>
    <meta:editing-duration>PT8580S</meta:editing-duration>
    <meta:document-statistic meta:page-count="4" meta:paragraph-count="7" meta:word-count="568" meta:character-count="3689" meta:row-count="26" meta:non-whitespace-character-count="3128"/>
  </office:meta>
</office:document-meta>
</file>